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47e9" officeooo:paragraph-rsid="001d47e9"/>
    </style:style>
    <style:style style:name="P2" style:family="paragraph" style:parent-style-name="Standard">
      <style:text-properties fo:language="es" fo:country="ES" officeooo:rsid="001d47e9" officeooo:paragraph-rsid="001d47e9"/>
    </style:style>
    <style:style style:name="P3" style:family="paragraph" style:parent-style-name="Standard" style:list-style-name="L1">
      <style:text-properties fo:language="es" fo:country="ES" officeooo:rsid="001d47e9" officeooo:paragraph-rsid="001d47e9"/>
    </style:style>
    <style:style style:name="P4" style:family="paragraph" style:parent-style-name="Standard">
      <style:text-properties fo:language="es" fo:country="ES" officeooo:rsid="001efac1" officeooo:paragraph-rsid="001efac1"/>
    </style:style>
    <style:style style:name="P5" style:family="paragraph" style:parent-style-name="Standard">
      <style:text-properties fo:language="es" fo:country="ES" officeooo:rsid="001d47e9" officeooo:paragraph-rsid="001dd99f"/>
    </style:style>
    <style:style style:name="P6" style:family="paragraph" style:parent-style-name="Standard">
      <style:text-properties fo:language="es" fo:country="ES" officeooo:rsid="001dd99f" officeooo:paragraph-rsid="001dd99f"/>
    </style:style>
    <style:style style:name="P7" style:family="paragraph" style:parent-style-name="Standard">
      <style:text-properties fo:language="es" fo:country="ES" officeooo:rsid="0020de34" officeooo:paragraph-rsid="0020de34"/>
    </style:style>
    <style:style style:name="P8" style:family="paragraph" style:parent-style-name="Standard">
      <style:text-properties fo:language="es" fo:country="ES" officeooo:rsid="001dd99f" officeooo:paragraph-rsid="0020de34"/>
    </style:style>
    <style:style style:name="P9" style:family="paragraph" style:parent-style-name="Standard">
      <style:text-properties fo:language="es" fo:country="ES" officeooo:rsid="001d47e9" officeooo:paragraph-rsid="0020de34"/>
    </style:style>
    <style:style style:name="P10" style:family="paragraph" style:parent-style-name="Standard">
      <style:text-properties fo:language="es" fo:country="ES" officeooo:rsid="001d47e9" officeooo:paragraph-rsid="001efac1"/>
    </style:style>
    <style:style style:name="P11" style:family="paragraph" style:parent-style-name="Standard" style:list-style-name="L2">
      <style:text-properties fo:language="es" fo:country="ES" officeooo:rsid="001efac1" officeooo:paragraph-rsid="001efac1"/>
    </style:style>
    <style:style style:name="P12" style:family="paragraph" style:parent-style-name="Standard">
      <style:text-properties fo:language="es" fo:country="ES" officeooo:rsid="001efac1" officeooo:paragraph-rsid="001fce3d"/>
    </style:style>
    <style:style style:name="P13" style:family="paragraph" style:parent-style-name="Standard">
      <style:text-properties fo:language="es" fo:country="ES" officeooo:rsid="001fce3d" officeooo:paragraph-rsid="001fce3d"/>
    </style:style>
    <style:style style:name="T1" style:family="text">
      <style:text-properties fo:language="es" fo:country="ES"/>
    </style:style>
    <style:style style:name="T2" style:family="text">
      <style:text-properties officeooo:rsid="001dd99f"/>
    </style:style>
    <style:style style:name="T3" style:family="text">
      <style:text-properties officeooo:rsid="001efac1"/>
    </style:style>
    <style:style style:name="T4" style:family="text">
      <style:text-properties officeooo:rsid="001d47e9"/>
    </style:style>
    <style:style style:name="T5" style:family="text">
      <style:text-properties officeooo:rsid="0020de3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d99f"/>
    </style:style>
    <style:style style:name="T8" style:family="text">
      <style:text-properties style:text-underline-style="solid" style:text-underline-width="auto" style:text-underline-color="font-color" officeooo:rsid="0020de34"/>
    </style:style>
    <style:style style:name="T9" style:family="text">
      <style:text-properties fo:language="es" fo:country="ES" style:text-underline-style="none" officeooo:rsid="0020de34"/>
    </style:style>
    <style:style style:name="T10" style:family="text">
      <style:text-properties officeooo:rsid="001fce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<text:span text:style-name="T1">Realizar transferencia.</text:span></text:p>
      <text:p text:style-name="P2"><text:tab/>-Consultar estado de transferencia.</text:p>
      <text:p text:style-name="P2">HISTORIAS NO MODELADAS:</text:p>
      <text:p text:style-name="P2"><text:tab/>-Registrarse.</text:p>
      <text:p text:style-name="P2"><text:tab/>-Iniciar sesion.</text:p>
      <text:p text:style-name="P2"><text:tab/>-cerrar sesion.</text:p>
      <text:p text:style-name="P2"/>
      <text:p text:style-name="P2">ID: Realizar transferencia</text:p>
      <text:p text:style-name="P2">Titulo: Como vendedor quiero realizar una transferencia para poder vender un vehiculo.</text:p>
      <text:p text:style-name="P2">Reglas de negocio:</text:p>
      <text:list text:style-name="L1">
        <text:list-item>
          <text:p text:style-name="P3">la patente ingresada no debe tener deudas.</text:p>
        </text:list-item>
        <text:list-item>
          <text:p text:style-name="P3">tanto el vendedor como el comprador deben ser mayores de 18 años.</text:p>
        </text:list-item>
      </text:list>
      <text:p text:style-name="P2"/>
      <text:p text:style-name="P2">Criterios de aceptación:</text:p>
      <text:p text:style-name="P2"/>
      <text:p text:style-name="P4">NO ACLARA QUIEN HACE QUE, AMBOS TIENEN QUE ESTAR REGISTRADOS PARA PODER HACER LA TRANSFERENCIA PORQUE SINO DE DONDE SACO EL MAIL DEL COMPRADOR.</text:p>
      <text:p text:style-name="P2"/>
      <text:p text:style-name="P2">Escenario 1: Transferencia exitosa.</text:p>
      <text:p text:style-name="P5"><text:tab/>-Dado un &lt;auto&gt; con patente 777 sin deudas, un vendedor logeado en la pagina cuyo dni es <text:tab/>33 y tiene 30 años de edad y un <text:span text:style-name="T2">comprador</text:span> logeado cuyo dni es 19, tiene 19 años de edad, <text:span text:style-name="T2">su <text:tab/>mail es &lt;mail&gt;</text:span>.</text:p>
      <text:p text:style-name="P5"><text:tab/>-Cuando el vendedor ingresa <text:span text:style-name="T2">patente:777, Dni del vendedor: 33, Dni de comprador: 19, edad <text:tab/>del vendedor: 30, edad del comprador: 19 y presiona el botón “confirmar transferencia”.</text:span></text:p>
      <text:p text:style-name="P2"><text:tab/>-<text:span text:style-name="T2">Entonces el sistema informa “Transferencia en proceso, enviaremos información sobre el <text:tab/>pago al mail &lt;mail&gt;”, envía un correo al mail &lt;mail&gt; </text:span><text:span text:style-name="T3">con un código e información sobre el <text:tab/>pago</text:span><text:span text:style-name="T2">, espera la respuesta, completa la transferencia e informa “Transferencia exitosa”.</text:span></text:p>
      <text:p text:style-name="P2"/>
      <text:p text:style-name="P6">Escenario 2: Transferencia fallida por deudas en la patente.</text:p>
      <text:p text:style-name="P6"><text:tab/>-Dado un &lt;auto&gt; con patente 777 con deudas.</text:p>
      <text:p text:style-name="P5"><text:tab/>-Cuando el vendedor ingresa <text:span text:style-name="T2">patente:777, Dni del vendedor: 33, Dni de comprador: 19, edad <text:tab/>del vendedor: 30, edad del comprador: 19 y presiona el botón “confirmar transferencia”.</text:span></text:p>
      <text:p text:style-name="P5"><text:tab/>-<text:span text:style-name="T2">Entonces el sistema informa “El vehículo posee deudas al día de la fecha”.</text:span></text:p>
      <text:p text:style-name="P5"/>
      <text:p text:style-name="P6">Escenario 3: Transferencia fallida por Vendedor menor de edad.</text:p>
      <text:p text:style-name="P6"><text:tab/><text:span text:style-name="T4">-Dado un &lt;auto&gt; con patente 777 sin deudas, un vendedor logeado en la pagina cuyo dni es <text:tab/>33 y tiene </text:span>16<text:span text:style-name="T4"> años de edad.</text:span></text:p>
      <text:p text:style-name="P5"><text:tab/>-Cuando el vendedor ingresa <text:span text:style-name="T2">patente:777, Dni del vendedor: 33, Dni de comprador: 19, edad <text:tab/>del vendedor: 16, edad del comprador: 19 y presiona el botón “confirmar transferencia”.</text:span></text:p>
      <text:p text:style-name="P5"><text:tab/>-<text:span text:style-name="T2">Entonces el sistema informa “Debes ser mayor de edad para realizar una transferencia”.</text:span></text:p>
      <text:p text:style-name="P5"/>
      <text:p text:style-name="P6">Escenario 4: Transferencia fallida por Comprador menor de edad</text:p>
      <text:p text:style-name="P6"/>
      <text:p text:style-name="P7">Escenario 5: Patente no registrada</text:p>
      <text:p text:style-name="P7"><text:tab/>-Dado la patente 44 no perteneciente a algun auto.</text:p>
      <text:p text:style-name="P7"><text:tab/><text:span text:style-name="T4">-Cuando el vendedor ingresa </text:span><text:span text:style-name="T2">patente:777, Dni del vendedor: 33, Dni de comprador: 19, edad <text:tab/>del vendedor: 16, edad del comprador: 19 y presiona el botón “confirmar transferencia”.</text:span></text:p>
      <text:p text:style-name="P8"><text:tab/>-<text:span text:style-name="T5">Entonces el sistema informa”Patente del auto no registrada”.</text:span></text:p>
      <text:p text:style-name="P7"/>
      <text:p text:style-name="P7">Escenario 6: Dni del comprador invalido.</text:p>
      <text:p text:style-name="P7"><text:soft-page-break/>Escenario 7: Dni del vendedor invalido.</text:p>
      <text:p text:style-name="P9"><text:tab/>-Dado un &lt;auto&gt; con patente 777 sin deudas, un vendedor logeado en la pagina cuyo dni es <text:tab/><text:span text:style-name="T6">33.</text:span></text:p>
      <text:p text:style-name="P9"><text:tab/>-Cuando el vendedor ingresa <text:span text:style-name="T2">patente:777, Dni del vendedor: </text:span><text:span text:style-name="T7">3</text:span><text:span text:style-name="T8">4</text:span><text:span text:style-name="T2">, Dni de comprador: 19, edad <text:tab/>del vendedor: 30, edad del comprador: 19 y presiona el botón “confirmar transferencia”.</text:span></text:p>
      <text:p text:style-name="P9"><text:tab/>-<text:span text:style-name="T5">Entonces el sistema informa “Dni de comprador invalido”.</text:span><text:span text:style-name="T9"/></text:p>
      <text:p text:style-name="P9"/>
      <text:p text:style-name="P10"/>
      <text:p text:style-name="P4">AMBOS NO PODRIAN HACER LA CONSULTA?????</text:p>
      <text:p text:style-name="P10"/>
      <text:p text:style-name="P4">ID: Consultar transferencia.</text:p>
      <text:p text:style-name="P4">Titulo: Como usuario quiero consultar una transferencia para ver su estado.</text:p>
      <text:p text:style-name="P4">Reglas de negocio:</text:p>
      <text:list text:style-name="L2">
        <text:list-item>
          <text:p text:style-name="P11">se pueden hacer hasta tres consultas por mes. </text:p>
        </text:list-item>
      </text:list>
      <text:p text:style-name="P4"/>
      <text:p text:style-name="P4">Criterios de aceptación:<text:line-break/><text:tab/></text:p>
      <text:p text:style-name="P4">Escenario 1: Consulta exitosa.</text:p>
      <text:p text:style-name="P4"><text:tab/>-Dado <text:span text:style-name="T10">el</text:span> usuario logeado <text:span text:style-name="T10">con dni 33 </text:span>y una transferencia de un auto con la patente 777 sin <text:tab/>consultas este mes.</text:p>
      <text:p text:style-name="P4"><text:tab/>-Cuando el <text:span text:style-name="T10">usuario</text:span> ingresa la patente 777.</text:p>
      <text:p text:style-name="P4"><text:tab/>-Entonces el sistema informa “&lt;estado de la transferencia&gt;”.</text:p>
      <text:p text:style-name="P4"/>
      <text:p text:style-name="P4">Escenario 2: consulta fallida por mas de 3 consultas.</text:p>
      <text:p text:style-name="P12"><text:tab/>-Dado <text:span text:style-name="T10">el</text:span> usuario logeado <text:span text:style-name="T10">con dni 33 </text:span>y una transferencia de un auto con la patente 777 <text:span text:style-name="T10">con <text:tab/>tres consultas</text:span> este mes.</text:p>
      <text:p text:style-name="P12"><text:tab/>-<text:span text:style-name="T10">Cuando el usuario ingresa la patente 777.</text:span></text:p>
      <text:p text:style-name="P12"><text:tab/>-<text:span text:style-name="T10">Entonces el sistema informa “no se pueden realizar mas de tres consultas por mes”.</text:span></text:p>
      <text:p text:style-name="P12"/>
      <text:p text:style-name="P13">Escenario 3: consulta fallida por patente sin transferencia vigente.</text:p>
      <text:p text:style-name="P13"><text:tab/><text:span text:style-name="T3">-Dado </text:span>el<text:span text:style-name="T3"> usuario logeado </text:span>con dni 33 y sin tranferencia de un auto.</text:p>
      <text:p text:style-name="P13"><text:tab/><text:span text:style-name="T3">-</text:span>Cuando el usuario ingresa la patente 777.</text:p>
      <text:p text:style-name="P13"><text:tab/>-Entonces el sistema informa “no se encuentra la transferencia del auto con patente 77”.</text:p>
      <text:p text:style-name="P13"><text:tab/></text:p>
      <text:p text:style-name="P6"><text:tab/></text:p>
      <text:p text:style-name="P6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20:53:24.905650400</meta:creation-date>
    <dc:date>2025-09-09T19:41:43.976936100</dc:date>
    <meta:editing-duration>PT6M20S</meta:editing-duration>
    <meta:editing-cycles>3</meta:editing-cycles>
    <meta:generator>LibreOffice/25.2.5.2$Windows_X86_64 LibreOffice_project/03d19516eb2e1dd5d4ccd751a0d6f35f35e08022</meta:generator>
    <meta:print-date>2025-09-09T19:41:41.626985900</meta:print-date>
    <meta:printed-by>Archivos PDF</meta:printed-by>
    <meta:document-statistic meta:table-count="0" meta:image-count="0" meta:object-count="0" meta:page-count="2" meta:paragraph-count="58" meta:word-count="617" meta:character-count="3891" meta:non-whitespace-character-count="3282"/>
  </office:meta>
</office:document-meta>
</file>